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fileManager.saveUserProfiles( String layout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fileManager.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fileManager.unregister( 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fileManager.register( 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fileManager.saveUserLayout( String layout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fileManager.register( CopletInstanceData co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file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fileManager.saveUserCopletInstanceDatas( String layout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fileManager.unregister( CopletInstanceData co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rofileManager.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